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Omaru Polka. She's reading a book. And I was listening. I still am. You put me in a bubble. In this bubble, nothing bad will happen to me, I won't need to worry about anything, and I can do whatever I want. Because, you put me in a bubble, and you protect me. To rest, to recover, to do nothing in particular, that's why. A shell, where you take care of me, where you jealously shield me from the world. And, lately, nothing's been happening. I'm still listening, although only to her voice. I was falling asleep, listening to her, and from what little I understood, I was creating a world. Lemon. So cold. Warmth. A warm hand. In this shell, I'll protect you, from yourself, from the world. I'll take care of you. I've been spending my days doing nothing in particular, mindlessly wandering from video to video, brainlessly slaying monsters and the likes with virtual blades and magic. I fear this will keep up, and if so, nothing good will happen in this shell. Nothing new will sprout, no ideas will bloom, no one will be reborn. So, this protective shell, I was thinking of extending it up to here. Make no mistake, we'll break our promise. Extending our shell, so that it reaches all the way to the pages of this file, to the words of yet-to-be stories. Saikin, grape frutsu no kaori, suki de, lemon... I couldn't hear. What she said. Polka, a cute fennec fox struggling to say champagne. So, there can be stories here. There will be stories, here. Nothing will be staged. I want you to improve, but I don't plan to make you improve. Here, you will just... write. No plans. No storylines. Just make it up as you go, stop when you want, erase if you wish, there will be no consequences. This is a protective shell, and in it, I will protect you. From the world, from yourself. From your actions, and their consequences. So... Hi. </text:p>
      <text:p text:style-name="Normal">Did you know? I can only write at night. I was sleepy, so my imagination was wide awake. And I wanted to write down some sentences, but I forgot them. I've tried writing in the morning, but it's different. Even though I was sleepy, it was different. It is different when night is coming, when dreams are coming, it is different from knowing that reality is what awaits. I was suggested some stories, and I said I'd read them, but, I don't feel like learning new stories. Not serious stories. Not books that have the author's heart imprinted in them. Ah, the stream ended. Goodnight, Polka. What do we do? In truth, here, night is still far away. It's summer, night won't come for a long time. I wonder if I can write in the middle of the day. Or should I say, late, late in the afternoon. I wonder... Maybe. Making up stories as we go? What's the point? That's the thing with you, why does there have to be a point to everything? There is no point, and if there is, I don't know it. There doesn't have to be a serious reason behind it, just write. But you know, not so deep in our hearts, there's the answer. In truth, you want to improve, to get better at writing. Maybe there's more, but this is what I can guess so far. There is a point, and you can't hide it from me. But you are right, there doesn't need to be a point. So, whatever the reason we're here for, whyever you truly brought me here, it doesn't matter. Oh, and I guess music is allowed. Anything goes. Sana's Sunset March is very good, I love it. I hope I can show it to the world one day. That will depend on you.</text:p>
      <text:p text:style-name="Normal"/>
      <text:p text:style-name="Normal">That's right, aimlessly and mindlessly wandering from video to video, not really knowing what's going on. Who knows what the kid was thinking. By the looks of it, he himself certainly didn't. He was going with the flow, he was flowing with the time, no goals in particular, except maybe for the deeply rooted wish to never be bored, to always be entertained, to have his brain numbed. A wish secretly lurking in the depths of his subconscious, the same wish that medieval lords had when feasting, that possessed the emperors when they presided the colosseum. Only, he was just a kid. He had no power, no influence, because he had no responsibilities, except maybe for the responsibility towards himself —though one can't help but notice his failure to hold to it. What would that kid do with his life? In all likelihood, nothing in particular. One could make the guess that at some point, circumstances would force him to be more active than now, to do more things, productive things. The kid will then grow to be an average man, and the average man will go on to live an average life. And then he'll die. </text:p>
      <text:p text:style-name="Normal">Or maybe, one should have a little more faith in the kid. One could hope that the kid will conquer his demons, however real or imaginary they may be, however literal or figurative they are. One could hope that the kid will wake up, one morning, and realize that he wants to do something with his life, that he wants more than just nothing in particular. One morning, the kid may wake up to find that he wants to be happy. What would it take for the kid to realize that? And what, then, would it take to reach happiness? Both tasks may seem daunting, but the kid will know, in his heart of hearts, that both are possible, that both have been accomplished in the past, and they will be accomplished again in the future. </text:p>
      <text:p text:style-name="Normal">So, on that fateful, hypothetical morning, what will the kid do? Safe to assume: the same as ever. He will go through his day the same as the day before, doing what his routine tells him to do, what his routine has been telling him to do since forever. However, unlike the day before, unlike the days before, in his mind, in his heart, there will be something new, a hint of rebellion: the first sparks of a desire for happiness. And it may take weeks, months or years for that spark to catch on fire, but one day, it will. Little by little, step by step, it will steadily grow into a fiery blaze, a change so frustratingly slow the kid himself will not notice it, but it will happen, for the kid will be there to make it happen.</text:p>
      <text:p text:style-name="Normal"/>
      <text:p text:style-name="Normal"/>
      <text:p text:style-name="Normal"/>
      <text:p text:style-name="Normal">This story isn't mine, but I'll give it to you. Kyuu kurarin.</text:p>
      <text:p text:style-name="Normal"/>
      <text:p text:style-name="Normal"/>
      <text:p text:style-name="Normal">*RING RING RING RING*</text:p>
      <text:p text:style-name="Normal"><text:span text:style-name="T1">“...So loud...”</text:span></text:p>
      <text:p text:style-name="Normal"><text:span text:style-name="T1">*RING RING RING RING*</text:span></text:p>
      <text:p text:style-name="Normal"><text:span text:style-name="T1">“Shut up...”</text:span></text:p>
      <text:p text:style-name="Normal"><text:span text:style-name="T1">*RING RING RING R- BAM*</text:span></text:p>
      <text:p text:style-name="Normal">There was a dull thud as the alarm hit the ground. It went silent. Everything went silent. </text:p>
      <text:p text:style-name="Normal">“...”</text:p>
      <text:p text:style-name="Normal">She'd hit it too hard. That hadn't been her intention at all. She'd just wanted to turn it off, but instead, she'd hit it. Now, because she couldn't be bothered to get up, the alarm lied silently on the floor. Was it broken? Maybe. <text:span text:style-name="T1">“It's broken,”</text:span> she thought. She'd broken it, and who knows, maybe in the future she would break everything else. All because she couldn't be bothered to get up. And yet, how much of this was actually her fault? If you were to get to the root of things, how much blame could you put on her? If you were to get to the root of things, you'd have to ask: is it really her fault that she has no reason to get up? The answer was yes, and deep down, she knew it.</text:p>
      <text:p text:style-name="Normal">She buried her head in the pillows, running away from herself, escaping from the sunrays that had entered through the shutters. She didn't want them in her room, she wanted to be left alone. She didn't want anyone or anything telling her that she should get up, not even the sun. No, all she wanted was to dream again. But even her own body refused to listen to her. It had had enough of sleeping, and in its rebellion against its master, it twisted itself round and round in search of a comfortable position to settle in, then gave her no choice but to open her eyes. Still, she didn't get up. She simply lied in bed and stared at the ceiling. It was empty, boring, and for some reason, it was exactly what she wanted. She didn't want to wake up, so she was subconsciously avoiding looking at anything that would stimulate her mind. The haze from her dreams, the brain fog from the night: she didn't want either to fade away, even though they were destined to do so; they hadn't come to stay. They would leave her at the mercy of a fake reality, one she'd built with her own two hands. </text:p>
      <text:p text:style-name="Normal">“Ngh..!”</text:p>
      <text:p text:style-name="Normal">Just thinking about it was painful, and it made her twist and turn some more. She inadvertently rolled to the edge of her bed, and she saw the flower pot on her drawer, and she saw the alarm clock on the ground.</text:p>
      <text:p text:style-name="Normal">“... Ah... Oh no...”</text:p>
      <text:p text:style-name="Normal">“<text:span text:style-name="T1">I'm going to be late again, aren't I?”</text:span> she thought, and that thought single-handedly dragged her back out of her haze. It was ten past eight. </text:p>
      <text:p text:style-name="Normal">“Ah! No! I'm going to be late again!”</text:p>
      <text:p text:style-name="Normal">She tried to rush out of bed, but her legs were caught in the sheets, so she too fell to the carpet.</text:p>
      <text:p text:style-name="Normal">“Ouch!”</text:p>
      <text:p text:style-name="Normal">But there was no time to complain. She got up and ran to her wardrobe to get her school uniform, then hurriedly changed and fixed her bed hair in the mirror. Then, for a moment, she lingered there. Despite the anxiety in its eyes, she couldn't help but notice that today too, her reflection looked devoid of life. <text:span text:style-name="T1">“Fossil,”</text:span> was the word that came to her. She did not allow her emotions to further transform into words, because if she did, they'd have become questions. 'What good are you to this world?', 'Today too, will I lie to you?', the kind of questions she did not want to face. So, as though running away from them, she dashed out of her room and down into the kitchen, school bag in hand. </text:p>
      <text:p text:style-name="Normal">“Mom! I'm going! See you!”</text:p>
      <text:p text:style-name="Normal">She could not wait for an answer and was out of the front door before her mother had even processed what she'd said. She ran all she could, but as she turned the corner, her eyes confirmed what her fears whispered to her: she was too late for the bus. And so, today too began on a sour note. </text:p>
      <text:p text:style-name="Normal"/>
      <text:p text:style-name="Normal">Spring was in full bloom outside the window. In a way, being late was a blessing in a curse: for a little while longer, it made her stay away from the place she dreaded the most. And yet, at the same time, being away from it was almost painful. It was a strange thing, but as much as she dreaded being in her classroom, she also yearned for it. Was it because of the distance? Because she was so close, yet so far away from it? Even now, as she looked out the window, she wanted to be in that seat that she feared. In her seat. Maybe there was no blessing in her curse after all.</text:p>
      <text:p text:style-name="Normal">“Are you listening, young lady?” asked the principal, a hint of exhaustion in his voice.</text:p>
      <text:p text:style-name="Normal">“Huh? Oh, yes, sorry, I'm listening.”</text:p>
      <text:p text:style-name="Normal">She wasn't. In her mind, she was a few floors below. Seeing this, he sat back down and gave an exasperated sigh. </text:p>
      <text:p text:style-name="Normal">“You know, things can't go on like this,” the principal put on his glasses and looked at her seriously. “You're a third year student now, don't forget that. Right after this, it's the real world; you won't have teachers following you and checking up on you, you'll have to do that for yourself. It's absolutely important that you teach yourself some discipline, and that includes waking up earlier.”</text:p>
      <text:p text:style-name="Normal">He paused, to make sure she was paying attention and to give her time to digest his words. <text:span text:style-name="T1">“Things can't go on like this...”</text:span> This phrase resonated with her. </text:p>
      <text:p text:style-name="Normal">“I've looked through your reports. Your habit of coming in late seems to be a relatively new one... It started this year, and I don't think it's a coincidence that your grades have somewhat... fallen, starting from the same period.”</text:p>
      <text:p text:style-name="Normal">And the principal was right, it wasn't a coincidence, but what he was implying was wrong. Being late did not cause her grades to fall, no. Being late certainly did not help, but it was not the true culprit. The true culprit, right now, was sitting left of her empty seat.</text:p>
      <text:p text:style-name="Normal">And under her breath, </text:p>
      <text:p text:style-name="Normal">“Things can't go on like this...”, she repeated.</text:p>
      <text:p text:style-name="Normal"/>
      <text:p text:style-name="Normal">The water felt ice cold on her face, and the sudden temperature shock made her heart skip a beat. Then, it started beating faster. She excused it as her heart's attempt to catch up on the missed tempo, but she knew that it really was because of reality catching up to her. And, was it just her, or it was beating incredibly loudly? She looked up at the mirror in front of her, and her reflection looked back at her, uncertainty in its eyes. It was more awake than this morning, thanks to the water and the sunlight, but it was just as much of a fossil. She dried her face, took a deep breath and closed her eyes for several seconds. Then, she opened them and faked a smile. She felt that she didn't get it right the first time, so she undid her smile and tried again. And again. And again. Then, satisfied with the result, she exited the bathroom, a fake, harmless mask on her face. </text:p>
      <text:p text:style-name="Normal">Walking to her classroom didn't feel as scary anymore, but her heart was still beating fast. So fast. The corridors were painted completely white, so they offered no distraction from her thoughts. Their windows looked out to an empty courtyard, but no memories associated to it was strong enough to catch her attention. She'd been left to herself, and she knew she had little more than just her smile. Each step forward was becoming heavier, harder to make. Progress was becoming slower, as though her heart was sucking away its speed. Or was that all in her head? It wasn't inconceivable, everything was getting so jumbled up in here. At last, she reached the door. And, as her hand touched the handle, her mind went blank. Only then did she realize that, besides fear, there had also been trepidation; unbeknownst to herself, she'd also been looking forward to this moment. </text:p>
      <text:p text:style-name="Normal">“Ah. Smiling won't do,” she said just before opening the door.</text:p>
      <text:p text:style-name="Normal">She was late, after all, so she put on an almost expressionless face, a slightly worried one. She knew it could and would be vaguely interpreted as remorse. The door opened slowly and noiselessly, and she entered accordingly. The teacher had her back to the class and was writing on the blackboard while explaining something, but she chose just this time to turn around, thus noticing her late student, who stopped dead in her tracks. The teacher paused for a second and tilted her head, and, with genuine concern for her student, she asked:</text:p>
      <text:p text:style-name="Normal">“You're later than usual today, did something happen?”</text:p>
      <text:p text:style-name="Normal">In response, her first reflex was to look down at her shoes.</text:p>
      <text:p text:style-name="Normal">“Um... No, nothing in particular... I just had a talk with the principal.”</text:p>
      <text:p text:style-name="Normal">Then, after regaining some composure, she lifted her head and looked at the teacher with an awkward smile.</text:p>
      <text:p text:style-name="Normal">“With the principal... I see, I hope he wasn't too harsh on you. Anyway, have a seat and open your book at page 210, and come to my office after classes, you have some catching up to do for today.”</text:p>
      <text:p text:style-name="Normal">“Yes ma'am.”</text:p>
      <text:p text:style-name="Normal">All her classmates had been closely following the exchange, in the hopes of something interesting happening, all except for one. And she knew at first sight that he had been considerate enough to be doing something else. That's the kind of person he was. And, as she sat down, she found that classmate to her left. As usual, he was scribbling something on his notebook, and without looking at her,</text:p>
      <text:p text:style-name="Normal">“You alright?” he asked.</text:p>
      <text:p text:style-name="Normal">“...Hm,” she nodded.</text:p>
      <text:p text:style-name="Normal">She wouldn't find the courage to talk to him, for the rest of the day. It was only much later, when the bell rung its last and classes ended that they would exchange a simple “See you”. What happened until the next morning did not much matter to her.</text:p>
      <text:p text:style-name="Normal"/>
      <text:p text:style-name="Normal"/>
      <text:p text:style-name="Normal"/>
      <text:p text:style-name="Normal"/>
      <text:p text:style-name="Normal"/>
      <text:p text:style-name="Normal"/>
      <text:p text:style-name="Normal"/>
      <text:p text:style-name="Normal"/>
      <text:p text:style-name="Normal"><text:span text:style-name="T1">“My heart, you stole it, but I can't show you that I'm empty inside now.”</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